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2580000012AE9F3DB8A.png"/>
  <manifest:file-entry manifest:media-type="image/png" manifest:full-path="Pictures/10000201000004D80000061AE4558D9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fo:margin-top="0mm" fo:margin-bottom="0mm" fo:line-height="4.99mm">
        <style:tab-stops/>
      </style:paragraph-properties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graphics1" text:anchor-type="paragraph" svg:width="209.96mm" svg:height="264.48mm" draw:z-index="3"><draw:image xlink:href="Pictures/10000201000004D80000061AE4558D9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Firmware version: 1.7.1</text:p>
            <text:p text:style-name="P1">Document version: 1.5 (07/2021)</text:p>
            <text:p text:style-name="P1">www.envox.eu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0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1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2"><draw:image xlink:href="Pictures/10000201000002580000012AE9F3DB8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4" meta:character-count="161"/>
    <meta:user-defined meta:name="WebPublish_HTML_Profile">EEZ (HTML)</meta:user-defined>
  </office:meta>
</office:document-meta>
</file>